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0693in" fo:margin-bottom="0.1665in"/>
    </style:style>
    <style:style style:name="P2" style:family="paragraph" style:parent-style-name="Normal_20__28_Web_29_">
      <style:paragraph-properties fo:margin-top="0.0693in" fo:margin-bottom="0.1665in"/>
      <style:text-properties fo:font-size="20pt" style:font-size-asian="20pt" style:font-size-complex="20pt"/>
    </style:style>
    <style:style style:name="P3" style:family="paragraph" style:parent-style-name="Normal_20__28_Web_29_" style:list-style-name="WWNum1">
      <style:paragraph-properties fo:margin-top="0.0693in" fo:margin-bottom="0.1665in"/>
    </style:style>
    <style:style style:name="P4" style:family="paragraph" style:parent-style-name="Normal_20__28_Web_29_" style:master-page-name="Standard">
      <style:paragraph-properties fo:margin-top="0.0693in" fo:margin-bottom="0.1665in" style:page-number="auto"/>
    </style:style>
    <style:style style:name="P5" style:family="paragraph" style:parent-style-name="Normal_20__28_Web_29_">
      <style:paragraph-properties fo:margin-top="0.0693in" fo:margin-bottom="0in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Übungsaufgabe Netzwerk</text:span></text:p>
      <text:p text:style-name="P2"/>
      <text:p text:style-name="P1"><text:span text:style-name="T1">Ihre Chefin bittet Sie sie zum Kundengespräch zu begleiten. Der Kunde ist eine neue Anwaltskanzlei mit 15 Anwälten und 15 Assistenten. <text:line-break/>Das Büro ist 30m x 30m groß und die Büros gleichmäßig verteilt. Die Anwälte möchten neue Laptops nutzen, die Assistenten sollen mit jeweils einem PC ausgestattet werden. Des Weiteren werden 2 Netzwerkdrucker benötigt. <text:line-break/>Ein Anschluss mit 1 Gbit/s sowie die Telefonanlage des Vormieters sind vorhanden und sollen weitergenutzt werden.<text:line-break/><text:line-break/>Wie würden Sie ein solches Netzwerk aufbauen?</text:span></text:p>
      <text:list xml:id="list7070212186852367216" text:style-name="WWNum1">
        <text:list-item>
          <text:p text:style-name="P3"><text:span text:style-name="T1">Erstellen Sie eine Liste mit Hardware, die Sie beschaffen müssen. Planen Sie auch eine sinnvolle Datensicherung und ein W-LAN für Mandanten mit ein.<text:line-break/>Was würden Sie empfehlen?</text:span></text:p>
        </text:list-item>
        <text:list-item>
          <text:p text:style-name="P3"><text:span text:style-name="T1">Erstellen Sie eine Liste mit Software, die Sie beschaffen müssen.<text:line-break/>(Welche Software deinstallieren Sie ggf.?)</text:span></text:p>
        </text:list-item>
      </text:list>
      <text:p text:style-name="P5"><text:bookmark text:name="Bookmark"/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827in" fo:line-height="10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20pt" style:font-size-asian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-Benutzer</meta:initial-creator>
    <meta:editing-cycles>7</meta:editing-cycles>
    <meta:print-date>2019-04-15T05:37:00</meta:print-date>
    <meta:creation-date>2019-04-15T05:18:00</meta:creation-date>
    <dc:date>2020-05-14T09:42:07.76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4" meta:word-count="123" meta:character-count="82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